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pr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.1cm" fo:margin-bottom="0.1cm" fo:line-height="93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Linux Libertine G" style:font-size-asian="22pt" style:font-style-asian="normal" style:font-weight-asian="normal" style:font-name-complex="Linux Libertine G" style:font-size-complex="2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margin-left="0cm" fo:margin-right="0cm" fo:margin-top="0.1cm" fo:margin-bottom="0.1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Linux Libertine G" style:font-size-asian="22pt" style:font-style-asian="normal" style:font-weight-asian="normal" style:font-name-complex="Linux Libertine G" style:font-size-complex="2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.1cm" fo:margin-bottom="0.1cm" fo:line-height="93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font-color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solid" style:text-line-through-type="singl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font-color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bold" style:font-name-asian="Georgia1" style:font-size-asian="26pt" style:font-style-asian="normal" style:font-weight-asian="bold" style:font-name-complex="Georgia1" style:font-size-complex="26pt" style:font-style-complex="normal" style:font-weight-complex="bold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" draw:text-style-name="P3" draw:layer="layout" svg:width="25.186cm" svg:height="18.758cm" svg:x="1.216cm" svg:y="0.54cm">
          <text:p text:style-name="P4"><text:span text:style-name="T2">Formal Letter</text:span></text:p>
          <text:p text:style-name="P5"><text:span text:style-name="T3"/></text:p>
          <text:p text:style-name="P5"><text:span text:style-name="T4">Formal Letter Etiquette</text:span></text:p>
          <text:p text:style-name="P5"><text:span text:style-name="T3"/></text:p>
          <text:p text:style-name="P5"><text:span text:style-name="T5">1. Be polite and formal, keep your language simple and clear.</text:span></text:p>
          <text:p text:style-name="P5"><text:span text:style-name="T3"/></text:p>
          <text:p text:style-name="P5"><text:span text:style-name="T5">2. Try not to be emotional; Avoid you/ you did not</text:span></text:p>
          <text:p text:style-name="P5"><text:span text:style-name="T3"/></text:p>
          <text:p text:style-name="P5"><text:span text:style-name="T5">3. If you do not know the name, use position. </text:span></text:p>
          <text:p text:style-name="P5"><text:span text:style-name="T5">e.g Customer Service Manager, <text:s/></text:span></text:p>
          <text:p text:style-name="P5"><text:span text:style-name="T3"/></text:p>
          <text:p text:style-name="P5"><text:span text:style-name="T5">4. Use formal and polite words, even when you are complaining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5">Source: Oxford Advanced Learner’s Dictionary <text:s text:c="3"/></text:span></text:p>
          <text:p text:style-name="P5"><text:span text:style-name="T3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2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>Dos and Don'ts</text:span></text:p>
          <text:p text:style-name="P5"><text:span text:style-name="T3"/></text:p>
          <text:p text:style-name="P5"><text:span text:style-name="T4"/></text:p>
          <text:list text:style-name="L2">
            <text:list-item>
              <text:p text:style-name="P5"><text:span text:style-name="T5"><text:s/></text:span><text:span text:style-name="T5">Write all verbs in full. Do not use contracted forms like don’t or can’t.</text:span></text:p>
              <text:p text:style-name="P5"><text:span text:style-name="T5"/></text:p>
            </text:list-item>
            <text:list-item>
              <text:p text:style-name="P5"><text:span text:style-name="T5"><text:s/></text:span><text:span text:style-name="T5">Do not use abbreviations such as info (for information) and asap (for as soon as possible)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0"><text:span text:style-name="T1"><text:s/></text:span></text:p>
          <text:p text:style-name="P10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7" draw:text-style-name="P13" draw:layer="layout" svg:width="25.186cm" svg:height="18.758cm" svg:x="1.216cm" svg:y="0.54cm">
          <text:p text:style-name="P12"><text:span text:style-name="T3"/></text:p>
          <text:p text:style-name="P12"><text:span text:style-name="T3">Below is a selection of useful language for you to use in a formal letter. The phrases you choose will depend on the context of the question.</text:span></text:p>
          <text:p text:style-name="P12"><text:span text:style-name="T3"/></text:p>
          <text:p text:style-name="P12"><text:span text:style-name="T7">Beginning</text:span></text:p>
          <text:p text:style-name="P12"><text:span text:style-name="T3">I am writing this letter with regard to…</text:span></text:p>
          <text:p text:style-name="P12"><text:span text:style-name="T3">I am writing to bring to your attention…</text:span></text:p>
          <text:p text:style-name="P12"><text:span text:style-name="T3">I am writing to inform you that…</text:span></text:p>
          <text:p text:style-name="P12"><text:span text:style-name="T3">I am writing to express my dissatisfaction with…..</text:span></text:p>
          <text:p text:style-name="P12"><text:span text:style-name="T3"/></text:p>
          <text:p text:style-name="P12"><text:span text:style-name="T7">Requests and Suggestions</text:span></text:p>
          <text:p text:style-name="P12"><text:span text:style-name="T3">I would be grateful if you would…</text:span></text:p>
          <text:p text:style-name="P12"><text:span text:style-name="T3">I would like you to…</text:span></text:p>
          <text:p text:style-name="P12"><text:span text:style-name="T3">I am entitled to request that you….</text:span></text:p>
          <text:p text:style-name="P12"><text:span text:style-name="T3">I was wondering if it would be at all possible to….</text:span></text:p>
          <text:p text:style-name="P12"><text:span text:style-name="T3">I would like to suggest that….</text:span></text:p>
          <text:p text:style-name="P12"><text:span text:style-name="T3"/></text:p>
          <text:p text:style-name="P12"><text:span text:style-name="T7"/></text:p>
          <text:p text:style-name="P12"><text:span text:style-name="T7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>Format or Layout</text:span></text:p>
          <text:p text:style-name="P5"><text:span text:style-name="T4">Openings and endings</text:span></text:p>
          <text:p text:style-name="P5"><text:span text:style-name="T5"/></text:p>
          <text:p text:style-name="P5"><text:span text:style-name="T5">Dear Sir/Madam, <text:s/></text:span></text:p>
          <text:p text:style-name="P5"><text:span text:style-name="T5">Dear Mr. Peter, <text:s text:c="4"/></text:span></text:p>
          <text:p text:style-name="P5"><text:span text:style-name="T5">Dear Professor, </text:span></text:p>
          <text:p text:style-name="P5"><text:span text:style-name="T5"/></text:p>
          <text:p text:style-name="P5"><text:span text:style-name="T8">Hi Peter</text:span></text:p>
          <text:p text:style-name="P5"><text:span text:style-name="T8">Hello Kevin</text:span></text:p>
          <text:p text:style-name="P5"><text:span text:style-name="T5"/></text:p>
          <text:p text:style-name="P5"><text:span text:style-name="T5"/></text:p>
          <text:p text:style-name="P5"><text:span text:style-name="T4">Endings</text:span></text:p>
          <text:p text:style-name="P5"><text:span text:style-name="T5">Best Regards, </text:span><text:span text:style-name="T5"><text:line-break/></text:span><text:span text:style-name="T5">Best Wishes</text:span></text:p>
          <text:p text:style-name="P5"><text:span text:style-name="T5">Yours Sincerely</text:span></text:p>
          <text:p text:style-name="P5"><text:span text:style-name="T5"/></text:p>
          <text:p text:style-name="P5"><text:span text:style-name="T8">Cheers,</text:span></text:p>
          <text:p text:style-name="P5"><text:span text:style-name="T8">Speak to you soon</text:span></text:p>
          <text:p text:style-name="P5"><text:span text:style-name="T9"/></text:p>
          <text:p text:style-name="P5"><text:span text:style-name="T10"/></text:p>
          <text:p text:style-name="P5"><text:span text:style-name="T10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4" draw:layer="layout" svg:width="25.186cm" svg:height="18.758cm" svg:x="1.216cm" svg:y="0.54cm">
          <text:p text:style-name="P12"><text:span text:style-name="T3"/></text:p>
          <text:p text:style-name="P12"><text:span text:style-name="T3">Below is a selection of useful language for you to use in a formal letter. The phrases you choose will depend on the context of the question.</text:span></text:p>
          <text:p text:style-name="P12"><text:span text:style-name="T3"/></text:p>
          <text:p text:style-name="P12"><text:span text:style-name="T7">Beginning</text:span></text:p>
          <text:p text:style-name="P12"><text:span text:style-name="T3">I am writing this letter with regard to…</text:span></text:p>
          <text:p text:style-name="P12"><text:span text:style-name="T3">I am writing to bring to your attention…</text:span></text:p>
          <text:p text:style-name="P12"><text:span text:style-name="T3">I am writing to inform you that…</text:span></text:p>
          <text:p text:style-name="P12"><text:span text:style-name="T3">I am writing to express my dissatisfaction with…..</text:span></text:p>
          <text:p text:style-name="P12"><text:span text:style-name="T3"/></text:p>
          <text:p text:style-name="P12"><text:span text:style-name="T7">Requests and Suggestions</text:span></text:p>
          <text:p text:style-name="P12"><text:span text:style-name="T3">I would be grateful if you would…</text:span></text:p>
          <text:p text:style-name="P12"><text:span text:style-name="T3">I would like you to…</text:span></text:p>
          <text:p text:style-name="P12"><text:span text:style-name="T3">I am entitled to request that you….</text:span></text:p>
          <text:p text:style-name="P12"><text:span text:style-name="T3">I was wondering if it would be at all possible to….</text:span></text:p>
          <text:p text:style-name="P12"><text:span text:style-name="T3">I would like to suggest that….</text:span></text:p>
          <text:p text:style-name="P12"><text:span text:style-name="T3"/></text:p>
          <text:p text:style-name="P12"><text:span text:style-name="T7"/></text:p>
          <text:p text:style-name="P12"><text:span text:style-name="T7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4" draw:layer="layout" svg:width="25.186cm" svg:height="18.758cm" svg:x="1.216cm" svg:y="0.54cm">
          <text:p text:style-name="P12"><text:span text:style-name="T7">Use complaining (not fighting) words </text:span></text:p>
          <text:p text:style-name="P12"><text:span text:style-name="T3">It is better to use “soft” words to explain your problems. <text:s/>Try not to raise the roof or exaggerate the facts because you want to sound believable.</text:span></text:p>
          <text:p text:style-name="P12"><text:span text:style-name="T3"/></text:p>
          <text:p text:style-name="P12"><text:span text:style-name="T3">How to politely say you don’t like something:</text:span></text:p>
          <text:p text:style-name="P12"><text:span text:style-name="T7">Disappointment</text:span><text:span text:style-name="T11">:</text:span></text:p>
          <text:p text:style-name="P12"><text:span text:style-name="T3"/></text:p>
          <text:p text:style-name="P12"><text:span text:style-name="T3">It was expecting . . . (insert what you expected) but . . .</text:span></text:p>
          <text:p text:style-name="P12"><text:span text:style-name="T3">I was expecting to get along with my roommate but we are not suited to each other.</text:span></text:p>
          <text:p text:style-name="P12"><text:span text:style-name="T3"/></text:p>
          <text:p text:style-name="P12"><text:span text:style-name="T3">I was disappointed to discover that . . .</text:span></text:p>
          <text:p text:style-name="P12"><text:span text:style-name="T3">I was disappointed to discover that she felt it was her right to play music even though I was trying to sleep.</text:span></text:p>
          <text:p text:style-name="P12"><text:span text:style-name="T3"/></text:p>
          <text:p text:style-name="P12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6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6" draw:layer="layout" svg:width="25.186cm" svg:height="18.758cm" svg:x="1.216cm" svg:y="0.54cm">
          <text:p text:style-name="P15"><text:span text:style-name="T12">I am disappointed because . . .</text:span></text:p>
          <text:p text:style-name="P15"><text:span text:style-name="T12">I am disappointed because I thought I would be matched with a roommate similar to me.</text:span></text:p>
          <text:p text:style-name="P15"><text:span text:style-name="T12"/></text:p>
          <text:p text:style-name="P15"><text:span text:style-name="T13">Unacceptability</text:span><text:span text:style-name="T12">:</text:span></text:p>
          <text:p text:style-name="P15"><text:span text:style-name="T12"/></text:p>
          <text:p text:style-name="P15"><text:span text:style-name="T12">It is unacceptable that . . . (insert problem)</text:span></text:p>
          <text:p text:style-name="P15"><text:span text:style-name="T12">It is unacceptable that our room is in such disorder.</text:span></text:p>
          <text:p text:style-name="P15"><text:span text:style-name="T12"/></text:p>
          <text:p text:style-name="P15"><text:span text:style-name="T12">The fact that . . . is unacceptable.</text:span></text:p>
          <text:p text:style-name="P15"><text:span text:style-name="T12">The fact her clothes, garbage and books cover the floor is unacceptable.</text:span></text:p>
          <text:p text:style-name="P15"><text:span text:style-name="T12"/></text:p>
          <text:p text:style-name="P15"><text:span text:style-name="T12">It is not acceptable to (insert problem)</text:span></text:p>
          <text:p text:style-name="P15"><text:span text:style-name="T12">It is not acceptable to have to live in these conditions.</text:span></text:p>
          <text:p text:style-name="P15"><text:span text:style-name="T12"/></text:p>
          <text:p text:style-name="P15"><text:span text:style-name="T1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6" draw:layer="layout" svg:width="25.186cm" svg:height="18.758cm" svg:x="1.216cm" svg:y="0.54cm">
          <text:p text:style-name="P5"><text:span text:style-name="T13">Displeasure</text:span><text:span text:style-name="T12">:</text:span></text:p>
          <text:p text:style-name="P5"><text:span text:style-name="T12"/></text:p>
          <text:p text:style-name="P5"><text:span text:style-name="T12">I was displeased to see that . . . (insert problem)</text:span></text:p>
          <text:p text:style-name="P5"><text:span text:style-name="T12">I was displeased to see that she was very messy.</text:span></text:p>
          <text:p text:style-name="P5"><text:span text:style-name="T12"/></text:p>
          <text:p text:style-name="P5"><text:span text:style-name="T12">I am not pleased that . . .</text:span></text:p>
          <text:p text:style-name="P5"><text:span text:style-name="T12">I am not pleased that I am unable to sleep or study in the room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6" draw:layer="layout" svg:width="25.186cm" svg:height="18.758cm" svg:x="1.216cm" svg:y="0.54cm">
          <text:p text:style-name="P5"><text:span text:style-name="T13">Introducing the topic</text:span><text:span text:style-name="T12"> </text:span></text:p>
          <text:p text:style-name="P5"><text:span text:style-name="T10"/></text:p>
          <text:p text:style-name="P5"><text:span text:style-name="T12">I am writing to express my dissatisfaction with … </text:span></text:p>
          <text:p text:style-name="P5"><text:span text:style-name="T10"/></text:p>
          <text:p text:style-name="P5"><text:span text:style-name="T12">The purpose of this letter is to express my dissatisfaction with ... </text:span></text:p>
          <text:p text:style-name="P5"><text:span text:style-name="T13">Describing the problem <text:s/>the topic</text:span><text:span text:style-name="T12"> </text:span></text:p>
          <text:p text:style-name="P5"><text:span text:style-name="T9"/></text:p>
          <text:p text:style-name="P5"><text:span text:style-name="T14"/></text:p>
          <text:p text:style-name="P5"><text:span text:style-name="T12">Strong Adjective</text:span><text:span text:style-name="T15">: </text:span><text:span text:style-name="T12">shocked, distressed</text:span></text:p>
          <text:p text:style-name="P5"><text:span text:style-name="T10"/></text:p>
          <text:p text:style-name="P5"><text:span text:style-name="T12">Less Strong</text:span><text:span text:style-name="T15">:</text:span><text:span text:style-name="T12"> disappointed, dissatisfied</text:span></text:p>
          <text:p text:style-name="P5"><text:span text:style-name="T12"/></text:p>
          <text:p text:style-name="P5"><text:span text:style-name="T1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6" draw:layer="layout" svg:width="25.186cm" svg:height="18.758cm" svg:x="1.216cm" svg:y="0.54cm">
          <text:p text:style-name="P15"><text:span text:style-name="T12"/></text:p>
          <text:p text:style-name="P15"><text:span text:style-name="T13">Ending</text:span></text:p>
          <text:p text:style-name="P15"><text:span text:style-name="T12">I look forward to hearing from you.</text:span></text:p>
          <text:p text:style-name="P15"><text:span text:style-name="T12">I look forward to receiving your response.</text:span></text:p>
          <text:p text:style-name="P15"><text:span text:style-name="T12">I await your prompt service.</text:span></text:p>
          <text:p text:style-name="P15"><text:span text:style-name="T12">I thank you for your consideration.</text:span></text:p>
          <text:p text:style-name="P15"><text:span text:style-name="T12">Please respond at the earliest convenience. </text:span></text:p>
          <text:p text:style-name="P15"><text:span text:style-name="T13"/></text:p>
          <text:p text:style-name="P15"><text:span text:style-name="T1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6" draw:layer="layout" svg:width="25.186cm" svg:height="18.758cm" svg:x="1.216cm" svg:y="0.54cm">
          <text:p text:style-name="P5"><text:span text:style-name="T13">What do you want:</text:span></text:p>
          <text:p text:style-name="P5"><text:span text:style-name="T5"/></text:p>
          <text:p text:style-name="P5"><text:span text:style-name="T5">Definite: A full/partial refund, a replacement, an apology </text:span></text:p>
          <text:p text:style-name="P5"><text:span text:style-name="T4">More flexible:</text:span><text:span text:style-name="T5"> Compensation, reimbursement, recompense</text:span></text:p>
          <text:p text:style-name="P5"><text:span text:style-name="T5"/></text:p>
          <text:p text:style-name="P5"><text:span text:style-name="T13">Endings:</text:span></text:p>
          <text:p text:style-name="P5"><text:span text:style-name="T5">I look forward to your swift reply. </text:span></text:p>
          <text:p text:style-name="P5"><text:span text:style-name="T5"/></text:p>
          <text:p text:style-name="P5"><text:span text:style-name="T5">I look forward to hearing from you at your earliest convenience. </text:span></text:p>
          <text:p text:style-name="P5"><text:span text:style-name="T5"/></text:p>
          <text:p text:style-name="P5"><text:span text:style-name="T5">I very much hope to hear from you shortly.</text:span></text:p>
          <text:p text:style-name="P5"><text:span text:style-name="T5"/></text:p>
          <text:p text:style-name="P5"><text:span text:style-name="T5"/></text:p>
          <text:p text:style-name="P5"><text:span text:style-name="T8">No more today.</text:span></text:p>
          <text:p text:style-name="P5"><text:span text:style-name="T8">See you soon.</text:span><text:span text:style-name="T5"> <text:s text:c="2"/></text:span></text:p>
          <text:p text:style-name="P5"><text:span text:style-name="T13"/></text:p>
          <text:p text:style-name="P5"><text:span text:style-name="T13"/></text:p>
          <text:p text:style-name="P5"><text:span text:style-name="T13"/></text:p>
          <text:p text:style-name="P5"><text:span text:style-name="T13"/></text:p>
          <text:p text:style-name="P5"><text:span text:style-name="T13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6" draw:layer="layout" svg:width="25.186cm" svg:height="18.758cm" svg:x="1.216cm" svg:y="0.54cm">
          <text:p text:style-name="P5"><text:span text:style-name="T5"><text:s text:c="2"/></text:span></text:p>
          <text:p text:style-name="P5"><text:span text:style-name="T13">Requesting an action</text:span></text:p>
          <text:p text:style-name="P5"><text:span text:style-name="T5"/></text:p>
          <text:p text:style-name="P5"><text:span text:style-name="T4">1. Very polite</text:span></text:p>
          <text:p text:style-name="P5"><text:span text:style-name="T5"/></text:p>
          <text:p text:style-name="P5"><text:span text:style-name="T5">- Would it be possible to send me ….</text:span></text:p>
          <text:p text:style-name="P5"><text:span text:style-name="T5"/></text:p>
          <text:p text:style-name="P5"><text:span text:style-name="T5">- I would be grateful if you could send me … </text:span></text:p>
          <text:p text:style-name="P5"><text:span text:style-name="T5"/></text:p>
          <text:p text:style-name="P5"><text:span text:style-name="T5"/></text:p>
          <text:p text:style-name="P5"><text:span text:style-name="T8">Can you send me</text:span><text:span text:style-name="T5"> …. <text:s/></text:span></text:p>
          <text:p text:style-name="P5"><text:span text:style-name="T5"/></text:p>
          <text:p text:style-name="P5"><text:span text:style-name="T8">Please can you let me</text:span><text:span text:style-name="T5"> ... </text:span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4" draw:layer="layout" svg:width="25.186cm" svg:height="18.758cm" svg:x="1.216cm" svg:y="0.54cm">
          <text:p text:style-name="P17"><text:span text:style-name="T16"/></text:p>
          <text:p text:style-name="P17"><text:span text:style-name="T7">Writing a Letter of Complaint </text:span></text:p>
          <text:p text:style-name="P17"><text:span text:style-name="T16"/></text:p>
          <text:p text:style-name="P18"><text:span text:style-name="T3">1. Explain clearly why you are writing.</text:span></text:p>
          <text:p text:style-name="P18"><text:span text:style-name="T3">2. Explain the problem and how you were affected.</text:span></text:p>
          <text:p text:style-name="P18"><text:span text:style-name="T3">3. Explain any further problems and the consequence</text:span></text:p>
          <text:p text:style-name="P18"><text:span text:style-name="T3">4. State clearly what action you wish the company to take</text:span></text:p>
          <text:p text:style-name="P18"><text:span text:style-name="T3">5. General comment say you would like to quick reply </text:span></text:p>
          <text:p text:style-name="P18"><text:span text:style-name="T1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10T12:50:17.335413196</dc:date>
    <meta:editing-duration>PT10H10M31S</meta:editing-duration>
    <meta:editing-cycles>446</meta:editing-cycles>
    <meta:document-statistic meta:object-count="83"/>
  </office:meta>
</office:document-meta>
</file>